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20000042CBEA48ECED079BE2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图像1" text:anchor-type="char" svg:width="17cm" svg:height="25.716cm" draw:z-index="0"><draw:image xlink:href="Pictures/10000001000002C20000042CBEA48ECED079BE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新宋体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1T16:00:24.716000000</dc:date>
    <meta:editing-duration>PT4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